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3"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dce322"/>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0"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 style:font-size-complex="12pt" style:font-style-complex="normal" style:font-weight-complex="normal"/>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T1" style:family="text">
      <style:text-properties fo:language="en" fo:country="US" officeooo:rsid="0128a33f"/>
    </style:style>
    <style:style style:name="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30"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35"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 style:font-size-complex="12pt" style:font-style-complex="normal" style:font-weight-complex="normal"/>
    </style:style>
    <style:style style:name="T36"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 style:font-size-complex="12pt" style:font-style-complex="normal" style:font-weight-complex="normal"/>
    </style:style>
    <style:style style:name="T37"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 style:font-size-complex="12pt" style:font-style-complex="normal" style:font-weight-complex="normal"/>
    </style:style>
    <style:style style:name="T38"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0"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1"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2"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43"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44"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45"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6"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47"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0"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1"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letter-spacing="normal" fo:font-style="normal" officeooo:rsid="05e548d5" style:font-name-asian="NSimSun" style:font-style-asian="normal" style:font-weight-asian="normal" style:font-name-complex="Arial" style:font-style-complex="normal" style:font-weight-complex="normal"/>
    </style:style>
    <style:style style:name="T54" style:family="text">
      <style:text-properties fo:font-variant="normal" fo:text-transform="none" fo:letter-spacing="normal" fo:font-style="normal" officeooo:rsid="05ec0c27" style:font-name-asian="NSimSun" style:font-style-asian="normal" style:font-weight-asian="normal" style:font-name-complex="Arial" style:font-style-complex="normal" style:font-weight-complex="normal"/>
    </style:style>
    <style:style style:name="T55" style:family="text">
      <style:text-properties fo:font-variant="normal" fo:text-transform="none" fo:letter-spacing="normal" fo:font-style="normal" officeooo:rsid="05ec64f3" style:font-name-asian="NSimSun" style:font-style-asian="normal" style:font-weight-asian="normal" style:font-name-complex="Arial" style:font-style-complex="normal" style:font-weight-complex="normal"/>
    </style:style>
    <style:style style:name="T56" style:family="text">
      <style:text-properties fo:color="#000000" style:font-name="Liberation Serif" fo:font-size="12pt" fo:language="en" fo:country="GB" fo:font-weight="normal" fo:background-color="#fffffe" loext:char-shading-value="0" style:font-size-asian="12pt" style:font-size-complex="12pt"/>
    </style:style>
    <style:style style:name="T57"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58"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59"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60"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61"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62"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63"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64"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65"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66"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67"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68"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69"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70" style:family="text">
      <style:text-properties fo:color="#000000" style:font-name="Liberation Serif" fo:font-size="12pt" fo:language="en" fo:country="GB" fo:background-color="#fffffe" loext:char-shading-value="0" style:font-size-asian="12pt" style:font-size-complex="12pt"/>
    </style:style>
    <style:style style:name="T71" style:family="text">
      <style:text-properties fo:color="#000000" style:font-name="Liberation Serif" fo:font-size="12pt" fo:language="en" fo:country="GB" officeooo:rsid="05cd927a" fo:background-color="#fffffe" loext:char-shading-value="0" style:font-size-asian="12pt" style:font-size-complex="12pt"/>
    </style:style>
    <style:style style:name="T72" style:family="text">
      <style:text-properties fo:color="#000000" style:font-name="Liberation Serif" fo:font-size="12pt" fo:language="en" fo:country="GB" officeooo:rsid="05d398e1" fo:background-color="#fffffe" loext:char-shading-value="0" style:font-size-asian="12pt" style:font-size-complex="12pt"/>
    </style:style>
    <style:style style:name="T73" style:family="text">
      <style:text-properties officeooo:rsid="05d2d50b"/>
    </style:style>
    <style:style style:name="T74" style:family="text">
      <style:text-properties officeooo:rsid="05d311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0"><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7">The code related part:</text:p>
      <text:p text:style-name="P14"/>
      <text:p text:style-name="P19"><text:span text:style-name="T32">So far, i have posted only the baseline as submissions to test the submission process and to see what score i need to improve on. </text:span><text:span text:style-name="T33">I have been working on the code and looking around the web to have some ideas, and test some codes to see how it might improve the AI.</text:span></text:p>
      <text:p text:style-name="P18"><text:span text:style-name="T33">I </text:span><text:span text:style-name="T34">had some problems with installing some libraries, and had some memory problems as the program took a lot of memory.</text:span></text:p>
      <text:p text:style-name="P42"><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3"><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5"/>
      <text:p text:style-name="P21"><text:span text:style-name="T35">I have tried to w</text:span><text:span text:style-name="T36">ork on</text:span><text:span text:style-name="T35"> smoke elimination, but also tried to do the speed detection</text:span><text:span text:style-name="T34">, </text:span><text:span text:style-name="T35">as I have been stuck </text:span><text:span text:style-name="T37">on </text:span><text:span text:style-name="T35">smoke elimination and haven’t made any result worth submitting. </text:span></text:p>
      <text:p text:style-name="P16"/>
      <text:p text:style-name="P26"><text:span text:style-name="T21">F</text:span><text:span text:style-name="T22">or the smoke elimination, a generative model seems a </text:span><text:span text:style-name="T20">good idea</text:span><text:span text:style-name="T22"> to r</text:span><text:span text:style-name="T20">estore</text:span><text:span text:style-name="T22"> the images with some smoke into images without any smoke. </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7"><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10"/>
      <text:p text:style-name="P24"><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1"/>
      <text:p text:style-name="P13"><text:soft-page-break/>I have tried to use difference models to see if it impacts the performance of the training and might help improve the score.</text:p>
      <text:p text:style-name="P25"><text:span text:style-name="T13">The </text:span><text:span text:style-name="T46">squeezenet1_1</text:span><text:span text:style-name="T14"> </text:span><text:span text:style-name="T13">gives very bad results for the speed recognition, whereas the </text:span><text:span text:style-name="T56">resnet1</text:span><text:span text:style-name="T57">8 </text:span><text:span text:style-name="T58">improves the score a lot. </text:span></text:p>
      <text:p text:style-name="P25"><text:span text:style-name="T59">It shows how s</text:span><text:span text:style-name="T60">ome</text:span><text:span text:style-name="T59"> model</text:span><text:span text:style-name="T60">s</text:span><text:span text:style-name="T59"> can s</text:span><text:span text:style-name="T61">olve more efficiently</text:span><text:span text:style-name="T60"> some problems c</text:span><text:span text:style-name="T61">ompared to</text:span><text:span text:style-name="T60"> others </text:span><text:span text:style-name="T61">models</text:span><text:span text:style-name="T60">, whereas with another problem, the same model could do poorly</text:span><text:span text:style-name="T59">.</text:span></text:p>
      <text:p text:style-name="P38"><text:span text:style-name="T59">T</text:span><text:span text:style-name="T56">he resnet34 improves a little bit the score, but the major downside is that it’s take a lot of time to train/compute it, </text:span><text:span text:style-name="T62">due to the complexity of the model.</text:span></text:p>
      <text:p text:style-name="P39"><text:span text:style-name="T62">S</text:span><text:span text:style-name="T56">o the choice of the models depends on the improving the score while having an acceptable training time, not to long.</text:span></text:p>
      <text:p text:style-name="P30"/>
      <text:p text:style-name="P35">I look most of the time for online information, while trying some parts of code and trying to understand how it works, in order to see if I can use it to improve the program and have a better score. </text:p>
      <text:p text:style-name="P36"/>
      <text:p text:style-name="P37"><text:span text:style-name="T71">O</text:span><text:span text:style-name="T70">bservations on the participants of the A</text:span><text:span text:style-name="T72">I</text:span><text:span text:style-name="T70">crowd.</text:span></text:p>
      <text:p text:style-name="P35"/>
      <text:p text:style-name="P20"><text:span text:style-name="T30">A</text:span><text:span text:style-name="T31">t</text:span><text:span text:style-name="T30"> the </text:span><text:span text:style-name="T31">beginnings</text:span><text:span text:style-name="T30">, </text:span><text:span text:style-name="T31">there was</text:span><text:span text:style-name="T30"> not much discussion </text:span><text:span text:style-name="T31">between participants</text:span><text:span text:style-name="T30"> in the discussion tab</text:span><text:span text:style-name="T31">s of the AI Blitz challenges</text:span><text:span text:style-name="T30">. </text:span><text:span text:style-name="T31">It was mostly bug reports, like </text:span><text:span text:style-name="T30">about submission limits.</text:span></text:p>
      <text:p text:style-name="P12"/>
      <text:p text:style-name="P22"><text:span text:style-name="T38">So far, it seems that the participants aren’t discussing with each others, only one has giving some h</text:span><text:span text:style-name="T39">elp</text:span><text:span text:style-name="T38"> to possibly improve the score, </text:span><text:span text:style-name="T40">at this point of writing(14.05.2021)</text:span><text:span text:style-name="T38">. </text:span><text:span text:style-name="T39">The hint is to sort by index, as the resulting file isn’t sorted, and it has improved the score of the file. </text:span><text:span text:style-name="T41">The user is called V</text:span><text:span text:style-name="T42">ictorkras2008, </text:span><text:span text:style-name="T43">and here is the page: </text:span><text:a xlink:type="simple" xlink:href="https://discourse.aicrowd.com/t/you-can-improve-your-results-if/5627" text:style-name="Internet_20_link" text:visited-style-name="Visited_20_Internet_20_Link">https://discourse.aicrowd.com/t/you-can-improve-your-results-if/5627</text:a><text:span text:style-name="T43"> </text:span><text:span text:style-name="T42">. </text:span><text:span text:style-name="T44">For this challenge, </text:span><text:span text:style-name="T45">V</text:span><text:span text:style-name="T42">ictorkras2008 </text:span><text:span text:style-name="T44">has been the most active in the discussions.</text:span></text:p>
      <text:p text:style-name="P41"/>
      <text:p text:style-name="P23"><text:span text:style-name="T62">L</text:span><text:span text:style-name="T64">ooking at the leaderboard, it’s interesting to note that the p</text:span><text:span text:style-name="T69">eople</text:span><text:span text:style-name="T64"> holding the t</text:span><text:span text:style-name="T69">op</text:span><text:span text:style-name="T64"> place</text:span><text:span text:style-name="T69">s</text:span><text:span text:style-name="T64">, hold the first place on most of all the challenges in the blitz, a</text:span><text:span text:style-name="T69">nd in the case they don’t hold the first place, they remain in the top of the leaderboard</text:span><text:span text:style-name="T64">.</text:span></text:p>
      <text:p text:style-name="P23"><text:span text:style-name="T64"><text:s/></text:span><text:span text:style-name="T63">It does shows that it attracts some good AI programmers, </text:span><text:span text:style-name="T65">as t</text:span><text:span text:style-name="T28">he participants are really good at improving the score.</text:span></text:p>
      <text:p text:style-name="P23"><text:span text:style-name="T28"><text:s/></text:span><text:span text:style-name="T29">With these observations, it leads me to think that most participants are more in a competitive state than a helpful mindset, which the cause might be to win the reward. </text:span></text:p>
      <text:p text:style-name="P31"/>
      <text:p text:style-name="P32"><text:soft-page-break/>I checked the AIcrowd discord to see if the participants used this to help each other. For this challenge, the AIBlitz room was used to complain about the baseline<text:span text:style-name="T73">(the F1 Team Classification)</text:span> giving a perfect score for the first challenge, and so far, it seems the participant doesn’t help each other for this <text:span text:style-name="T74">Blitz challenge on Discord</text:span>, although the discussions in the some of the other rooms show that the participants do chat with each others.</text:p>
      <text:p text:style-name="P33"><text:span text:style-name="T53">The other challenges may be more active, and more interesting for </text:span><text:span text:style-name="T54">the others participants,</text:span><text:span text:style-name="T55"> as they may yield different rewards and challenges to work on.</text:span></text:p>
      <text:p text:style-name="P32"/>
      <text:p text:style-name="P28"><text:span text:style-name="T66">The participants of A</text:span><text:span text:style-name="T68">I</text:span><text:span text:style-name="T66">crowd can use the </text:span><text:a xlink:type="simple" xlink:href="https://discourse.aicrowd.com/" text:style-name="Internet_20_link" text:visited-style-name="Visited_20_Internet_20_Link">https://discourse.aicrowd.com/</text:a><text:span text:style-name="T66"> page or discord to chat, </text:span><text:a xlink:type="simple" xlink:href="https://discord.com/invite/5Q7Tfww3tk" text:style-name="Internet_20_link" text:visited-style-name="Visited_20_Internet_20_Link">https://discord.com/invite/5Q7Tfww3tk</text:a><text:span text:style-name="T66"> , either with the other participants or staff members. </text:span><text:span text:style-name="T67">About 1411 members on Discord.</text:span></text:p>
      <text:p text:style-name="P34"/>
      <text:p text:style-name="P29"><text:span text:style-name="T47">At this time of writing this line, (16.05.2021), there is 123 participants and 12 teams. </text:span><text:span text:style-name="T48">On th</text:span><text:span text:style-name="T49">e</text:span><text:span text:style-name="T48"> 19</text:span><text:span text:style-name="T51">th</text:span><text:span text:style-name="T48"> of may, there is 144 participants and 13 teams. </text:span><text:span text:style-name="T49">On the 20</text:span><text:span text:style-name="T52">th</text:span><text:span text:style-name="T49"> of may, </text:span><text:span text:style-name="T50">at 10:49 am</text:span><text:span text:style-name="T49">, there is 1</text:span><text:span text:style-name="T50">50</text:span><text:span text:style-name="T49"> participants and 14 teams, </text:span><text:span text:style-name="T50">and no new discussion and notebooks in the blitz p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3</text:page-number><text:s/><text:span text:style-name="MT7">sur </text:span><text:page-count>3</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0T11:48:02.657000000</dc:date>
    <meta:editing-duration>P3DT2H38M30S</meta:editing-duration>
    <meta:editing-cycles>1156</meta:editing-cycles>
    <meta:generator>LibreOffice/6.3.4.2$Windows_X86_64 LibreOffice_project/60da17e045e08f1793c57c00ba83cdfce946d0aa</meta:generator>
    <meta:document-statistic meta:table-count="0" meta:image-count="0" meta:object-count="0" meta:page-count="3" meta:paragraph-count="33" meta:word-count="875" meta:character-count="5030" meta:non-whitespace-character-count="4181"/>
  </office:meta>
</office:document-meta>
</file>